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ff99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512cm"/>
    </style:style>
    <style:style style:name="gr3" style:family="graphic" style:parent-style-name="standard">
      <style:graphic-properties svg:stroke-color="#000000" draw:fill="solid" draw:fill-color="#99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10.5pt" style:font-size-asian="10.5pt" style:font-size-complex="10.5pt"/>
    </style:style>
    <style:style style:name="P2" style:family="paragraph">
      <style:paragraph-properties fo:text-align="center"/>
      <style:text-properties style:font-name="Liberation Sans" fo:font-size="10.5pt" style:letter-kerning="true" style:font-size-asian="10.5pt" style:font-name-complex="Lohit Devanagari" style:font-size-complex="10.5pt"/>
    </style:style>
    <style:style style:name="P3" style:family="paragraph">
      <style:text-properties fo:font-size="10.5pt" style:font-size-asian="10.5pt" style:font-size-complex="10.5pt"/>
    </style:style>
    <style:style style:name="P4" style:family="paragraph">
      <style:paragraph-properties fo:text-align="start"/>
      <style:text-properties fo:font-size="10.5pt" style:font-size-asian="10.5pt" style:font-size-complex="10.5pt"/>
    </style:style>
    <style:style style:name="P5" style:family="paragraph">
      <style:paragraph-properties fo:text-align="start"/>
    </style:style>
    <style:style style:name="T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2.794cm" svg:height="1.143cm" svg:x="9.776cm" svg:y="4.032cm">
          <text:p text:style-name="P1"><text:span text:style-name="T1">insta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2.794cm" svg:height="1.143cm" svg:x="9.776cm" svg:y="9.033cm">
          <text:p text:style-name="P2"><text:span text:style-name="T1">openfi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2.794cm" svg:height="1.143cm" svg:x="9.776cm" svg:y="2.233cm">
          <text:p text:style-name="P2"><text:span text:style-name="T1">orac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2.794cm" svg:height="1.143cm" svg:x="9.776cm" svg:y="5.734cm">
          <text:p text:style-name="P2"><text:span text:style-name="T1">raco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2.794cm" svg:height="1.143cm" svg:x="9.776cm" svg:y="7.335cm">
          <text:p text:style-name="P2"><text:span text:style-name="T1">ractw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2.667cm" svg:height="0.762cm" svg:x="12.57cm" svg:y="4.286cm">
          <draw:text-box>
            <text:p text:style-name="P3"><text:span text:style-name="T1">172.25.0.11</text:span></text:p>
          </draw:text-box>
        </draw:frame>
        <draw:frame draw:style-name="gr2" draw:text-style-name="P4" draw:layer="layout" svg:width="2.667cm" svg:height="0.762cm" svg:x="12.57cm" svg:y="9.264cm">
          <draw:text-box>
            <text:p text:style-name="P3"><text:span text:style-name="T1">172.25.0.14</text:span></text:p>
          </draw:text-box>
        </draw:frame>
        <draw:frame draw:style-name="gr2" draw:text-style-name="P4" draw:layer="layout" svg:width="2.667cm" svg:height="0.762cm" svg:x="12.571cm" svg:y="2.464cm">
          <draw:text-box>
            <text:p text:style-name="P3"><text:span text:style-name="T1">172.25.0.10</text:span></text:p>
          </draw:text-box>
        </draw:frame>
        <draw:frame draw:style-name="gr2" draw:text-style-name="P4" draw:layer="layout" svg:width="2.667cm" svg:height="0.762cm" svg:x="12.572cm" svg:y="5.864cm">
          <draw:text-box>
            <text:p text:style-name="P3"><text:span text:style-name="T1">172.25.0.12</text:span></text:p>
          </draw:text-box>
        </draw:frame>
        <draw:frame draw:style-name="gr2" draw:text-style-name="P4" draw:layer="layout" svg:width="2.667cm" svg:height="0.762cm" svg:x="12.573cm" svg:y="7.564cm">
          <draw:text-box>
            <text:p text:style-name="P3"><text:span text:style-name="T1">172.25.0.13</text:span></text:p>
          </draw:text-box>
        </draw:frame>
        <draw:custom-shape draw:style-name="gr3" draw:text-style-name="P1" xml:id="id1" draw:id="id1" draw:layer="layout" svg:width="1.524cm" svg:height="1.143cm" svg:x="4.188cm" svg:y="3.637cm">
          <text:p text:style-name="P1"><text:span text:style-name="T1">Router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1" xml:id="id2" draw:id="id2" draw:layer="layout" svg:width="1.016cm" svg:height="0.762cm" svg:x="5.966cm" svg:y="5.796cm">
          <text:p text:style-name="P1"><text:span text:style-name="T1">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5" draw:layer="layout" draw:type="lines" svg:x1="5.712cm" svg:y1="4.209cm" svg:x2="6.093cm" svg:y2="6.177cm" draw:start-shape="id1" draw:start-glue-point="8" draw:end-shape="id2" draw:end-glue-point="9" svg:d="m5712 4209h502l-749 1968h628" svg:viewBox="0 0 750 1969">
          <text:p/>
        </draw:connector>
        <draw:connector draw:style-name="gr5" draw:text-style-name="P5" draw:layer="layout" draw:type="lines" svg:x1="6.855cm" svg:y1="6.177cm" svg:x2="9.776cm" svg:y2="2.804cm" draw:start-shape="id2" draw:start-glue-point="6" draw:end-shape="id3" svg:d="m6855 6177h629l1791-3373h501" svg:viewBox="0 0 2922 3374">
          <text:p/>
        </draw:connector>
        <draw:connector draw:style-name="gr5" draw:text-style-name="P5" draw:layer="layout" draw:type="lines" svg:x1="6.855cm" svg:y1="6.177cm" svg:x2="9.776cm" svg:y2="4.603cm" draw:start-shape="id2" draw:start-glue-point="6" draw:end-shape="id4" draw:end-glue-point="3" svg:d="m6855 6177h629l1791-1574h501" svg:viewBox="0 0 2922 1575">
          <text:p/>
        </draw:connector>
        <draw:connector draw:style-name="gr5" draw:text-style-name="P5" draw:layer="layout" draw:type="lines" svg:x1="6.855cm" svg:y1="6.177cm" svg:x2="9.776cm" svg:y2="6.305cm" draw:start-shape="id2" draw:start-glue-point="6" draw:end-shape="id5" draw:end-glue-point="3" svg:d="m6855 6177h629l1791 128h501" svg:viewBox="0 0 2922 129">
          <text:p/>
        </draw:connector>
        <draw:connector draw:style-name="gr5" draw:text-style-name="P5" draw:layer="layout" draw:type="lines" svg:x1="6.855cm" svg:y1="6.177cm" svg:x2="9.776cm" svg:y2="7.906cm" draw:start-shape="id2" draw:start-glue-point="6" draw:end-shape="id6" draw:end-glue-point="3" svg:d="m6855 6177h629l1791 1729h501" svg:viewBox="0 0 2922 1730">
          <text:p/>
        </draw:connector>
        <draw:connector draw:style-name="gr5" draw:text-style-name="P5" draw:layer="layout" draw:type="lines" svg:x1="6.855cm" svg:y1="6.177cm" svg:x2="9.776cm" svg:y2="9.604cm" draw:start-shape="id2" draw:start-glue-point="6" draw:end-shape="id7" svg:d="m6855 6177h629l1791 3427h501" svg:viewBox="0 0 2922 342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iosk </meta:initial-creator>
    <meta:creation-date>2017-04-19T13:44:29.613690739</meta:creation-date>
    <dc:date>2017-04-19T13:51:54.666218561</dc:date>
    <dc:creator>kiosk </dc:creator>
    <meta:editing-duration>P0D</meta:editing-duration>
    <meta:editing-cycles>1</meta:editing-cycles>
    <meta:document-statistic meta:object-count="18"/>
    <meta:generator>LibreOffice/4.1.6.2$Linux_X86_64 LibreOffice_project/40ff705089295be5be0aae9b15123f687c05b0a</meta:generator>
  </office:meta>
</office:document-meta>
</file>